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5-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0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Procedimiento de Consulta de Precios Nº CEM-PC-02-01-0018-2014, para la Compra de Almuerzos para visitantes de la Contraloría del estado Monagas.,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EL PLACER DEL CHAWARMA,C.A, RIF: J-315467968, por un monto de Bs. 33.059,44, ubicada en C.Piar con C. Sucre Maturin Monagas, MATURIN ESTADO MONAGAS
<text:line-break/>
<text:line-break/></text:p>
      <text:p text:style-name="P11"/>
      <text:p text:style-name="P5"><text:span text:style-name="T21">En Maturín, a los </text:span><text:span text:style-name="Fuente_20_de_20_párrafo_20_predeter."><text:span text:style-name="T17"><text:s/>cinco (05)</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